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65cm"/>
    </style:style>
    <style:style style:name="co2" style:family="table-column">
      <style:table-column-properties fo:break-before="auto" style:column-width="9.961cm"/>
    </style:style>
    <style:style style:name="co3" style:family="table-column">
      <style:table-column-properties fo:break-before="auto" style:column-width="0.492cm"/>
    </style:style>
    <style:style style:name="co4" style:family="table-column">
      <style:table-column-properties fo:break-before="auto" style:column-width="1.887cm"/>
    </style:style>
    <style:style style:name="co5" style:family="table-column">
      <style:table-column-properties fo:break-before="auto" style:column-width="18.18cm"/>
    </style:style>
    <style:style style:name="co6" style:family="table-column">
      <style:table-column-properties fo:break-before="auto" style:column-width="3.868cm"/>
    </style:style>
    <style:style style:name="co7" style:family="table-column">
      <style:table-column-properties fo:break-before="auto" style:column-width="3.794cm"/>
    </style:style>
    <style:style style:name="co8" style:family="table-column">
      <style:table-column-properties fo:break-before="auto" style:column-width="0.884cm"/>
    </style:style>
    <style:style style:name="co9" style:family="table-column">
      <style:table-column-properties fo:break-before="auto" style:column-width="2.351cm"/>
    </style:style>
    <style:style style:name="co10" style:family="table-column">
      <style:table-column-properties fo:break-before="auto" style:column-width="27.822cm"/>
    </style:style>
    <style:style style:name="co11" style:family="table-column">
      <style:table-column-properties fo:break-before="auto" style:column-width="2.267cm"/>
    </style:style>
    <style:style style:name="co12" style:family="table-column">
      <style:table-column-properties fo:break-before="auto" style:column-width="3.427cm"/>
    </style:style>
    <style:style style:name="ro1" style:family="table-row">
      <style:table-row-properties style:row-height="0.441cm" fo:break-before="auto" style:use-optimal-row-height="true"/>
    </style:style>
    <style:style style:name="ro2"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zh-CN</text:p>
          </table:table-cell>
          <table:table-cell office:value-type="string">
            <text:p>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zh-CN</text:p>
          </table:table-cell>
          <table:table-cell office:value-type="string">
            <text:p>不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zh-CN</text:p>
          </table:table-cell>
          <table:table-cell office:value-type="string">
            <text:p>开始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zh-CN</text:p>
          </table:table-cell>
          <table:table-cell office:value-type="string">
            <text:p>结束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zh-CN</text:p>
          </table:table-cell>
          <table:table-cell office:value-type="string">
            <text:p>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zh-CN</text:p>
          </table:table-cell>
          <table:table-cell office:value-type="string">
            <text:p>不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zh-CN</text:p>
          </table:table-cell>
          <table:table-cell office:value-type="string">
            <text:p>开始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zh-CN</text:p>
          </table:table-cell>
          <table:table-cell office:value-type="string">
            <text:p>结束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zh-CN</text:p>
          </table:table-cell>
          <table:table-cell office:value-type="string">
            <text:p>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zh-CN</text:p>
          </table:table-cell>
          <table:table-cell office:value-type="string">
            <text:p>不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zh-CN</text:p>
          </table:table-cell>
          <table:table-cell office:value-type="string">
            <text:p>开始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zh-CN</text:p>
          </table:table-cell>
          <table:table-cell office:value-type="string">
            <text:p>结束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zh-CN</text:p>
          </table:table-cell>
          <table:table-cell office:value-type="string">
            <text:p>插入记录</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zh-CN</text:p>
          </table:table-cell>
          <table:table-cell office:value-type="string">
            <text:p>启用自然排序</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zh-CN</text:p>
          </table:table-cell>
          <table:table-cell office:value-type="string">
            <text:p>保存图形</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zh-CN</text:p>
          </table:table-cell>
          <table:table-cell office:value-type="string">
            <text:p>\&lt;bookmark_value\&gt;排序; 数据库范围选项\&lt;/bookmark_value\&gt;\&lt;bookmark_value\&gt;排序;亚洲语言\&lt;/bookmark_value\&gt;\&lt;bookmark_value\&gt;亚洲语言;排序\&lt;/bookmark_value\&gt;\&lt;bookmark_value\&gt;电话簿排序规则\&lt;/bookmark_value\&gt;\&lt;bookmark_value\&gt;自然排序算法\&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zh-CN</text:p>
          </table:table-cell>
          <table:table-cell office:value-type="string">
            <text:p>启用自然排序</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zh-CN</text:p>
          </table:table-cell>
          <table:table-cell office:value-type="string">
            <text:p>\&lt;ahelp hid=\"SC:CHECKBOX:RID_SCPAGE_SORT_OPTIONS:BTN_NATURALSORT\"\&gt;自然排序是一种基于数字值前缀元素排列的算法，代替了传统基于字符的排列方式。\&lt;/ahelp\&gt; 比如说，假定你有这样一组数据：A1, A2, A3, A4, A5, A6, ..., A19, A20, A21。当你把这组数据放在表格范围里面，运行排序功能时，这组数据就会变成 A1, A11, A12, A13, ..., A19, A2, A20, A21, A3, A4, A5, ..., A9。这样的排序对于事先知道这个优先排序规则的人理解上没有异议，而其他人理解起来就不是很方便了。启用自然排序的功能，有便于改善上述的问题的可操作性。</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zh-CN</text:p>
          </table:table-cell>
          <table:table-cell office:value-type="string">
            <text:p>附件</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zh-CN</text:p>
          </table:table-cell>
          <table:table-cell office:value-type="string">
            <text:p>增强的%PRODUCTNAME附件工具包含丰富的图库，模板，文档模板和字体等。</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zh-CN</text:p>
          </table:table-cell>
          <table:table-cell office:value-type="string">
            <text:p>图库</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zh-CN</text:p>
          </table:table-cell>
          <table:table-cell office:value-type="string">
            <text:p>%PRODUCTNAME图库包含了超过2900种丰富的主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zh-CN</text:p>
          </table:table-cell>
          <table:table-cell office:value-type="string">
            <text:p>模板</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zh-CN</text:p>
          </table:table-cell>
          <table:table-cell office:value-type="string">
            <text:p>几秒钟之内就可以利用模板创建完美的文档。</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zh-CN</text:p>
          </table:table-cell>
          <table:table-cell office:value-type="string">
            <text:p>样例文档</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zh-CN</text:p>
          </table:table-cell>
          <table:table-cell office:value-type="string">
            <text:p>样例文档易于学习</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zh-CN</text:p>
          </table:table-cell>
          <table:table-cell office:value-type="string">
            <text:p>文件</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zh-CN</text:p>
          </table:table-cell>
          <table:table-cell office:value-type="string">
            <text:p>%PRODUCTNAME文件</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zh-CN</text:p>
          </table:table-cell>
          <table:table-cell office:value-type="string">
            <text:p>广告</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zh-CN</text:p>
          </table:table-cell>
          <table:table-cell office:value-type="string">
            <text:p>%PRODUCTNAME广告素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zh-CN</text:p>
          </table:table-cell>
          <table:table-cell office:value-type="string">
            <text:p>字体</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zh-CN</text:p>
          </table:table-cell>
          <table:table-cell office:value-type="string">
            <text:p>%PRODUCTNAME以及其他程序的附加字体</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zh-CN</text:p>
          </table:table-cell>
          <table:table-cell office:value-type="string">
            <text:p>SVG导入</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zh-CN</text:p>
          </table:table-cell>
          <table:table-cell office:value-type="string">
            <text:p>SVG导入支持</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用户手册</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zh-CN</text:p>
          </table:table-cell>
          <table:table-cell office:value-type="string">
            <text:p>通过捐助方式与OxygenOffice组织协同开发。查看致谢内容请访问：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16P0" style:volatile="true">
      <number:number number:decimal-places="2" number:min-integer-digits="1" number:grouping="true"/>
      <number:text> </number:text>
      <number:currency-symbol number:language="hu" number:country="HU">Ft</number:currency-symbol>
    </number:currency-style>
    <number:currency-style style:name="N116">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1-27">2007／11／27</text:date>, <text:time>13:22:24</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06-20T13:26:23</meta:creation-date>
    <dc:date>2007-11-27T13:22:24</dc:date>
    <meta:editing-cycles>21</meta:editing-cycles>
    <meta:editing-duration>PT1H20M20S</meta:editing-duration>
    <meta:user-defined meta:name="Info 1"/>
    <meta:user-defined meta:name="Info 2"/>
    <meta:user-defined meta:name="Info 3"/>
    <meta:user-defined meta:name="Info 4"/>
    <meta:document-statistic meta:table-count="1" meta:cell-count="684"/>
  </office:meta>
</office:document-meta>
</file>